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eaca"/>
    </style:style>
    <style:style style:name="P2" style:family="paragraph" style:parent-style-name="Standard">
      <style:paragraph-properties fo:text-align="center" style:justify-single-word="false"/>
      <style:text-properties officeooo:paragraph-rsid="001beaca"/>
    </style:style>
    <style:style style:name="P3" style:family="paragraph" style:parent-style-name="Standard">
      <style:paragraph-properties fo:text-align="center" style:justify-single-word="false"/>
      <style:text-properties officeooo:paragraph-rsid="00476ca9"/>
    </style:style>
    <style:style style:name="P4" style:family="paragraph" style:parent-style-name="Standard">
      <style:text-properties officeooo:rsid="0024cc32" officeooo:paragraph-rsid="0024cc32"/>
    </style:style>
    <style:style style:name="P5" style:family="paragraph" style:parent-style-name="Standard">
      <style:text-properties officeooo:paragraph-rsid="0024cc32"/>
    </style:style>
    <style:style style:name="P6" style:family="paragraph" style:parent-style-name="Standard">
      <style:text-properties officeooo:paragraph-rsid="0028fe2e"/>
    </style:style>
    <style:style style:name="P7" style:family="paragraph" style:parent-style-name="Standard">
      <style:text-properties officeooo:rsid="0028fe2e" officeooo:paragraph-rsid="0028fe2e"/>
    </style:style>
    <style:style style:name="P8" style:family="paragraph" style:parent-style-name="Standard">
      <style:text-properties officeooo:rsid="0028fe2e" officeooo:paragraph-rsid="003d4de2"/>
    </style:style>
    <style:style style:name="P9" style:family="paragraph" style:parent-style-name="Standard">
      <style:text-properties officeooo:rsid="00372806" officeooo:paragraph-rsid="003aa3c5"/>
    </style:style>
    <style:style style:name="P10" style:family="paragraph" style:parent-style-name="Standard">
      <style:text-properties officeooo:rsid="003ab8c5" officeooo:paragraph-rsid="003ab8c5"/>
    </style:style>
    <style:style style:name="P11" style:family="paragraph" style:parent-style-name="Standard">
      <style:text-properties officeooo:rsid="003ed5a0" officeooo:paragraph-rsid="003ed5a0"/>
    </style:style>
    <style:style style:name="P12" style:family="paragraph" style:parent-style-name="Standard">
      <style:text-properties officeooo:paragraph-rsid="0033ef6e"/>
    </style:style>
    <style:style style:name="P13" style:family="paragraph" style:parent-style-name="Standard">
      <style:text-properties officeooo:rsid="0040c2a6" officeooo:paragraph-rsid="0040c2a6"/>
    </style:style>
    <style:style style:name="P14" style:family="paragraph" style:parent-style-name="Standard">
      <style:text-properties officeooo:rsid="0049c05e" officeooo:paragraph-rsid="0049c05e"/>
    </style:style>
    <style:style style:name="P15" style:family="paragraph" style:parent-style-name="Standard">
      <style:text-properties officeooo:rsid="004af610" officeooo:paragraph-rsid="004af610"/>
    </style:style>
    <style:style style:name="P16" style:family="paragraph" style:parent-style-name="Standard">
      <style:text-properties officeooo:rsid="004af610" officeooo:paragraph-rsid="00572c36"/>
    </style:style>
    <style:style style:name="T1" style:family="text">
      <style:text-properties officeooo:rsid="00192236"/>
    </style:style>
    <style:style style:name="T2" style:family="text">
      <style:text-properties officeooo:rsid="001f87eb"/>
    </style:style>
    <style:style style:name="T3" style:family="text">
      <style:text-properties officeooo:rsid="0023ec9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3ec90"/>
    </style:style>
    <style:style style:name="T6" style:family="text">
      <style:text-properties style:text-underline-style="solid" style:text-underline-width="auto" style:text-underline-color="font-color" fo:font-weight="bold" officeooo:rsid="001d6d4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92236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3ed5a0"/>
    </style:style>
    <style:style style:name="T9" style:family="text">
      <style:text-properties officeooo:rsid="0024cc32"/>
    </style:style>
    <style:style style:name="T10" style:family="text">
      <style:text-properties officeooo:rsid="00271e51"/>
    </style:style>
    <style:style style:name="T11" style:family="text">
      <style:text-properties officeooo:rsid="0028fe2e"/>
    </style:style>
    <style:style style:name="T12" style:family="text">
      <style:text-properties officeooo:rsid="0029ee51"/>
    </style:style>
    <style:style style:name="T13" style:family="text">
      <style:text-properties officeooo:rsid="00324e34"/>
    </style:style>
    <style:style style:name="T14" style:family="text">
      <style:text-properties officeooo:rsid="00372d4e"/>
    </style:style>
    <style:style style:name="T15" style:family="text">
      <style:text-properties officeooo:rsid="0038fc4a"/>
    </style:style>
    <style:style style:name="T16" style:family="text">
      <style:text-properties officeooo:rsid="0040daec"/>
    </style:style>
    <style:style style:name="T17" style:family="text">
      <style:text-properties fo:font-size="17pt" style:text-underline-style="none" fo:font-weight="bold" officeooo:rsid="0028fe2e" style:font-size-asian="17pt" style:font-weight-asian="bold" style:font-size-complex="17pt" style:font-weight-complex="bold"/>
    </style:style>
    <style:style style:name="T18" style:family="text">
      <style:text-properties fo:font-size="17pt" style:text-underline-style="none" fo:font-weight="bold" officeooo:rsid="0048c03d" style:font-size-asian="17pt" style:font-weight-asian="bold" style:font-size-complex="17pt" style:font-weight-complex="bold"/>
    </style:style>
    <style:style style:name="T19" style:family="text">
      <style:text-properties officeooo:rsid="0042f52c"/>
    </style:style>
    <style:style style:name="T20" style:family="text">
      <style:text-properties officeooo:rsid="00475fdb"/>
    </style:style>
    <style:style style:name="T21" style:family="text">
      <style:text-properties officeooo:rsid="004a36b0"/>
    </style:style>
    <style:style style:name="T22" style:family="text">
      <style:text-properties officeooo:rsid="004c60f3"/>
    </style:style>
    <style:style style:name="T23" style:family="text">
      <style:text-properties officeooo:rsid="004e1479"/>
    </style:style>
    <style:style style:name="T24" style:family="text">
      <style:text-properties officeooo:rsid="0054f3ba"/>
    </style:style>
    <style:style style:name="T25" style:family="text">
      <style:text-properties officeooo:rsid="0056a979"/>
    </style:style>
    <style:style style:name="T26" style:family="text">
      <style:text-properties officeooo:rsid="00581145"/>
    </style:style>
    <style:style style:name="T27" style:family="text">
      <style:text-properties officeooo:rsid="00585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<text:span text:style-name="T1">Liste de features possibles: </text:span></text:p>
      <text:p text:style-name="P1"/>
      <text:p text:style-name="P1"/>
      <text:p text:style-name="P1"><text:tab/><text:span text:style-name="T6">I Compétence et équipement : </text:span></text:p>
      <text:p text:style-name="P1"/>
      <text:p text:style-name="P1"><text:tab/><text:span text:style-name="T5">Equipement Armes :</text:span><text:span text:style-name="T3"> </text:span></text:p>
      <text:p text:style-name="P1">--<text:span text:style-name="T2">&gt; Avoir différentes armes qui changent le système d'attaque : </text:span></text:p>
      <text:p text:style-name="P1"><text:tab/>--<text:span text:style-name="T2">&gt; Projectiles.</text:span></text:p>
      <text:p text:style-name="P1"><text:tab/>--<text:span text:style-name="T2">&gt; Cac</text:span></text:p>
      <text:p text:style-name="P1"><text:tab/>--<text:span text:style-name="T2">&gt; Autre.</text:span></text:p>
      <text:p text:style-name="P1"><text:tab/></text:p>
      <text:p text:style-name="P1"><text:tab/><text:span text:style-name="T5">Compétences :</text:span><text:span text:style-name="T3"> </text:span></text:p>
      <text:p text:style-name="P1">--<text:span text:style-name="T3">&gt; Plein de magie partout. (pluie de pierre ... )</text:span></text:p>
      <text:p text:style-name="P1">--<text:span text:style-name="T3">&gt; Telekinésie stylée. </text:span></text:p>
      <text:p text:style-name="P1"/>
      <text:p text:style-name="P1"/>
      <text:p text:style-name="P1"><text:span text:style-name="T1"><text:tab/></text:span><text:span text:style-name="T7">II Ennemis qui attaquent le joueur. </text:span></text:p>
      <text:p text:style-name="P4"/>
      <text:p text:style-name="P5"><text:span text:style-name="T9">--&gt; chair à canon. </text:span></text:p>
      <text:p text:style-name="Standard"/>
      <text:p text:style-name="P6"><text:tab/><text:span text:style-name="T6">III Génération procédurale. </text:span></text:p>
      <text:p text:style-name="P6"/>
      <text:p text:style-name="P6">--<text:span text:style-name="T10">&gt; si des resouces ont l'air stylé. A voir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17">Système inventaire :</text:span><text:span text:style-name="T11"> </text:span></text:p>
      <text:p text:style-name="P7"/>
      <text:p text:style-name="P9"><text:span text:style-name="T4">Qu'est qu'un item peut faire ?</text:span> </text:p>
      <text:p text:style-name="P9">--&gt; Arme : Déterminer l'attaque principale. </text:p>
      <text:p text:style-name="P9">--&gt; Artefact : modifier l'attaque principale. </text:p>
      <text:p text:style-name="P9">--&gt; <text:span text:style-name="T14">E</text:span>tre activé ( potion / parchemin).</text:p>
      <text:p text:style-name="P9">--<text:span text:style-name="T15">&gt; Donner une compétence. </text:span></text:p>
      <text:p text:style-name="P9"/>
      <text:p text:style-name="P10"><text:span text:style-name="T4">Comment est gér</text:span><text:span text:style-name="T8">é</text:span><text:span text:style-name="T4"> l'inventaire :</text:span> </text:p>
      <text:p text:style-name="P10">--&gt; des slots d'activables.</text:p>
      <text:p text:style-name="P10">--&gt; des slot d'arme.</text:p>
      <text:p text:style-name="P10">--&gt; des slots d'armure. </text:p>
      <text:p text:style-name="P11">Donc : </text:p>
      <text:p text:style-name="P7">--&gt; Les slots ont des prérequis </text:p>
      <text:p text:style-name="P8"><text:tab/>--<text:span text:style-name="T13">&gt; (masque binaire : ) : / activables/ Weapon / d'armure)</text:span>. </text:p>
      <text:p text:style-name="P7">--&gt; Les <text:span text:style-name="T12">objets ont des catégories.</text:span></text:p>
      <text:p text:style-name="P12"><text:span text:style-name="T11"><text:tab/>--&gt; (enum : ) : / activables/ Weapon / Other). </text:span></text:p>
      <text:p text:style-name="P12"/>
      <text:p text:style-name="P13"/>
      <text:p text:style-name="P13"><text:soft-page-break/>Les Objets doivent contenir des informations / <text:span text:style-name="T19">fonctions.</text:span> selon leur type/classe</text:p>
      <text:p text:style-name="P13">--&gt; Quel effet d'activable j'ai ? </text:p>
      <text:p text:style-name="P13">--&gt; Quel modé pour l'arme ? / dégats / portée d'attaque ... </text:p>
      <text:p text:style-name="P13"><text:s/>--<text:span text:style-name="T16">&gt; Quelle Compétence je donne au joueur / Quelle changement de stat ? </text:span></text:p>
      <text:p text:style-name="Standard"/>
      <text:p text:style-name="Standard"/>
      <text:p text:style-name="Standard"/>
      <text:p text:style-name="Standard"/>
      <text:p text:style-name="P3"><text:tab/><text:span text:style-name="T17">Système </text:span><text:span text:style-name="T18">Attaque</text:span><text:span text:style-name="T17"> :</text:span><text:span text:style-name="T20"> </text:span></text:p>
      <text:p text:style-name="Standard"/>
      <text:p text:style-name="P14"><text:tab/>L'attaque du joueur dépend de l'arme qu'il possède. </text:p>
      <text:p text:style-name="P14"/>
      <text:p text:style-name="P14">Lorsqu'on clique sur une cible il faut détecter que l'on peut l'attaquer. </text:p>
      <text:p text:style-name="P14"/>
      <text:p text:style-name="P14">--&gt; Jusqu'a ce que le joueur soit à portée il faut se déplacer. </text:p>
      <text:p text:style-name="P14"/>
      <text:p text:style-name="P14">--<text:span text:style-name="T21">&gt; Une fois à portée d'attaque On lance l'anim d'attaque.</text:span></text:p>
      <text:p text:style-name="P16"><text:tab/>--<text:span text:style-name="T25">&gt; Si cac : Anim Cac</text:span></text:p>
      <text:p text:style-name="P16"><text:tab/>--<text:span text:style-name="T25">&gt; Si distance : Anim throw</text:span></text:p>
      <text:p text:style-name="P15"/>
      <text:p text:style-name="P15">--<text:span text:style-name="T24">&gt; </text:span>Un des évennents de l'anim<text:span text:style-name="T22">e</text:span> d'attaque déclenche <text:span text:style-name="T23">un evennement propre à l'arme. </text:span></text:p>
      <text:p text:style-name="P15"><text:tab/>--<text:span text:style-name="T26">&gt; Si Cac : Déclenche collision + object.OnTakeDamage.</text:span></text:p>
      <text:p text:style-name="P15"><text:tab/>--<text:span text:style-name="T27">&gt; Si Distance : invoque projectile / raycast.</text:span></text:p>
      <text:p text:style-name="P15"/>
      <text:p text:style-name="P15"/>
      <text:p text:style-name="P15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5M23S</meta:editing-duration>
    <meta:editing-cycles>68</meta:editing-cycles>
    <meta:generator>LibreOffice/5.0.6.3$Windows_x86 LibreOffice_project/490fc03b25318460cfc54456516ea2519c11d1aa</meta:generator>
    <dc:date>2018-02-15T17:40:06.454000000</dc:date>
    <meta:document-statistic meta:table-count="0" meta:image-count="0" meta:object-count="0" meta:page-count="2" meta:paragraph-count="44" meta:word-count="307" meta:character-count="1644" meta:non-whitespace-character-count="1361"/>
    <meta:user-defined meta:name="Info 1"/>
    <meta:user-defined meta:name="Info 2"/>
    <meta:user-defined meta:name="Info 3"/>
    <meta:user-defined meta:name="Info 4"/>
  </office:meta>
</office:document-meta>
</file>